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light, sans-serif"/>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3708in" style:rel-column-width="534*"/>
    </style:style>
    <style:style style:name="Table1.B" style:family="table-column">
      <style:table-column-properties style:column-width="0.3715in" style:rel-column-width="535*"/>
    </style:style>
    <style:style style:name="Table1.E" style:family="table-column">
      <style:table-column-properties style:column-width="0.3722in" style:rel-column-width="536*"/>
    </style:style>
    <style:style style:name="Table1.R" style:family="table-column">
      <style:table-column-properties style:column-width="0.3743in" style:rel-column-width="539*"/>
    </style:style>
    <style:style style:name="Table1.A1" style:family="table-cell">
      <style:table-cell-properties fo:padding="0.0382in" fo:border="none"/>
    </style:style>
    <style:style style:name="Table1.C1" style:family="table-cell">
      <style:table-cell-properties fo:padding="0.0382in" fo:border="0.05pt solid #000000"/>
    </style:style>
    <style:style style:name="Table1.A2" style:family="table-cell">
      <style:table-cell-properties fo:padding="0.0382in" fo:border-left="none" fo:border-right="none" fo:border-top="none" fo:border-bottom="0.5pt solid #000000"/>
    </style:style>
    <style:style style:name="Table1.C2" style:family="table-cell">
      <style:table-cell-properties fo:padding="0.0382in" fo:border-left="0.05pt solid #000000" fo:border-right="none" fo:border-top="none" fo:border-bottom="0.05pt solid #000000"/>
    </style:style>
    <style:style style:name="Table1.R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ab-stops>
          <style:tab-stop style:position="1.9335in"/>
          <style:tab-stop style:position="5.0583in" style:type="center"/>
          <style:tab-stop style:position="5.25in" style:type="center"/>
        </style:tab-stops>
      </style:paragraph-properties>
      <style:text-properties style:use-window-font-color="true" style:font-name="Liberation Serif" fo:font-size="11pt" fo:language="es" fo:country="AR" officeooo:rsid="0016307d" officeooo:paragraph-rsid="0016307d" style:letter-kerning="true" style:font-name-asian="FreeSans" style:font-size-asian="11pt" style:language-asian="hi" style:country-asian="IN" style:font-name-complex="Liberation Serif1" style:font-size-complex="12pt"/>
    </style:style>
    <style:style style:name="P2" style:family="paragraph" style:parent-style-name="Standard">
      <style:paragraph-properties fo:line-height="100%"/>
      <style:text-properties fo:language="es" fo:country="AR"/>
    </style:style>
    <style:style style:name="P3" style:family="paragraph" style:parent-style-name="Standard">
      <style:paragraph-properties fo:line-height="100%" fo:text-align="end" style:justify-single-word="false"/>
      <style:text-properties fo:language="es" fo:country="AR"/>
    </style:style>
    <style:style style:name="P4" style:family="paragraph" style:parent-style-name="Standard">
      <style:paragraph-properties fo:line-height="100%" fo:text-align="justify" style:justify-single-word="false"/>
      <style:text-properties fo:language="es" fo:country="AR"/>
    </style:style>
    <style:style style:name="P5" style:family="paragraph" style:parent-style-name="Standard">
      <style:paragraph-properties fo:line-height="100%" fo:text-align="justify" style:justify-single-word="false"/>
      <style:text-properties fo:language="es" fo:country="AR" officeooo:paragraph-rsid="0016307d"/>
    </style:style>
    <style:style style:name="P6" style:family="paragraph" style:parent-style-name="Standard">
      <style:paragraph-properties fo:line-height="100%" fo:text-align="center" style:justify-single-word="false"/>
      <style:text-properties fo:language="es" fo:country="AR" officeooo:paragraph-rsid="0017f513"/>
    </style:style>
    <style:style style:name="P7" style:family="paragraph" style:parent-style-name="Standard">
      <style:paragraph-properties fo:line-height="100%">
        <style:tab-stops>
          <style:tab-stop style:position="1in" style:type="center"/>
        </style:tab-stops>
      </style:paragraph-properties>
      <style:text-properties fo:language="es" fo:country="AR"/>
    </style:style>
    <style:style style:name="P8" style:family="paragraph" style:parent-style-name="Standard">
      <style:paragraph-properties fo:line-height="100%" fo:text-align="justify" style:justify-single-word="false"/>
      <style:text-properties fo:language="es" fo:country="AR" officeooo:rsid="0016307d" officeooo:paragraph-rsid="0016307d"/>
    </style:style>
    <style:style style:name="P9" style:family="paragraph" style:parent-style-name="Standard">
      <style:paragraph-properties fo:line-height="100%" fo:text-align="justify" style:justify-single-word="false"/>
      <style:text-properties fo:language="es" fo:country="AR" fo:font-style="italic" officeooo:rsid="0016307d" officeooo:paragraph-rsid="0016307d" style:font-style-asian="italic" style:font-style-complex="italic"/>
    </style:style>
    <style:style style:name="P10" style:family="paragraph" style:parent-style-name="Standard">
      <style:paragraph-properties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11" style:family="paragraph" style:parent-style-name="Standard">
      <style:paragraph-properties fo:line-height="100%" fo:text-align="end" style:justify-single-word="false"/>
      <style:text-properties fo:language="es" fo:country="AR" fo:font-style="italic" officeooo:rsid="0016307d" officeooo:paragraph-rsid="0016307d" fo:background-color="#bcbcbc" style:font-style-asian="italic" style:font-style-complex="italic"/>
    </style:style>
    <style:style style:name="P12" style:family="paragraph" style:parent-style-name="Standard">
      <style:paragraph-properties fo:line-height="100%" fo:text-align="start" style:justify-single-word="false">
        <style:tab-stops>
          <style:tab-stop style:position="1.9335in"/>
          <style:tab-stop style:position="5.0583in" style:type="center"/>
        </style:tab-stops>
      </style:paragraph-properties>
      <style:text-properties fo:font-size="11pt" fo:language="es" fo:country="AR" officeooo:paragraph-rsid="0016307d" style:font-size-asian="11pt"/>
    </style:style>
    <style:style style:name="P13" style:family="paragraph" style:parent-style-name="Standard">
      <style:paragraph-properties fo:line-height="100%"/>
      <style:text-properties fo:font-size="14pt" fo:language="es" fo:country="AR" style:font-size-asian="14pt"/>
    </style:style>
    <style:style style:name="P14" style:family="paragraph" style:parent-style-name="Standard">
      <style:paragraph-properties fo:line-height="100%"/>
      <style:text-properties fo:font-size="14pt" fo:language="es" fo:country="AR" fo:font-weight="bold" style:font-size-asian="14pt" style:font-weight-asian="bold"/>
    </style:style>
    <style:style style:name="P15" style:family="paragraph" style:parent-style-name="Standard">
      <style:paragraph-properties fo:line-height="100%" fo:text-align="justify" style:justify-single-word="false"/>
      <style:text-properties fo:font-size="14pt" fo:language="es" fo:country="AR" fo:font-weight="bold" style:font-size-asian="14pt" style:font-weight-asian="bold"/>
    </style:style>
    <style:style style:name="P16" style:family="paragraph" style:parent-style-name="Standard">
      <style:paragraph-properties fo:line-height="100%" fo:text-align="center" style:justify-single-word="false" fo:break-before="page"/>
      <style:text-properties fo:font-size="20pt" fo:language="es" fo:country="AR" officeooo:paragraph-rsid="0017f513" style:font-size-asian="20pt"/>
    </style:style>
    <style:style style:name="P17" style:family="paragraph" style:parent-style-name="Standard">
      <style:paragraph-properties fo:margin-top="0in" fo:margin-bottom="0.0827in" loext:contextual-spacing="false" fo:line-height="100%" fo:text-align="justify" style:justify-single-word="false"/>
      <style:text-properties fo:language="es" fo:country="AR"/>
    </style:style>
    <style:style style:name="P18" style:family="paragraph" style:parent-style-name="Standard">
      <style:paragraph-properties fo:margin-top="0in" fo:margin-bottom="0.0827in" loext:contextual-spacing="false"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19" style:family="paragraph" style:parent-style-name="Table_20_Contents">
      <style:text-properties fo:language="es" fo:country="AR"/>
    </style:style>
    <style:style style:name="P20" style:family="paragraph" style:parent-style-name="Table_20_Contents">
      <style:text-properties fo:language="es" fo:country="AR" officeooo:rsid="0016307d" officeooo:paragraph-rsid="0016307d"/>
    </style:style>
    <style:style style:name="P21" style:family="paragraph" style:parent-style-name="Table_20_Contents">
      <style:paragraph-properties fo:text-align="center" style:justify-single-word="false"/>
      <style:text-properties fo:language="es" fo:country="AR" officeooo:rsid="0016307d" officeooo:paragraph-rsid="0016307d"/>
    </style:style>
    <style:style style:name="P22" style:family="paragraph" style:parent-style-name="Table_20_Contents">
      <style:text-properties fo:language="es" fo:country="AR" officeooo:rsid="0017f513" officeooo:paragraph-rsid="0017f513"/>
    </style:style>
    <style:style style:name="P23" style:family="paragraph" style:parent-style-name="Standard">
      <style:paragraph-properties fo:line-height="100%" fo:text-align="justify" style:justify-single-word="false"/>
      <style:text-properties fo:font-size="14pt" fo:language="es" fo:country="AR" fo:font-weight="bold" style:font-size-asian="14pt" style:font-weight-asian="bold"/>
    </style:style>
    <style:style style:name="P24" style:family="paragraph" style:parent-style-name="Standard">
      <style:paragraph-properties fo:line-height="100%"/>
      <style:text-properties fo:language="es" fo:country="AR" officeooo:paragraph-rsid="002d0cfb"/>
    </style:style>
    <style:style style:name="P25" style:family="paragraph" style:parent-style-name="Standard">
      <style:text-properties fo:language="es" fo:country="AR" fo:font-style="italic" officeooo:rsid="0028370f" officeooo:paragraph-rsid="0028370f" style:font-style-asian="italic" style:font-style-complex="italic"/>
    </style:style>
    <style:style style:name="P26" style:family="paragraph" style:parent-style-name="Standard">
      <style:text-properties fo:language="es" fo:country="AR" fo:font-style="italic" officeooo:rsid="00185029" officeooo:paragraph-rsid="00291737" style:font-style-asian="italic" style:font-style-complex="italic"/>
    </style:style>
    <style:style style:name="P27" style:family="paragraph" style:parent-style-name="Standard">
      <style:text-properties fo:language="es" fo:country="AR" fo:font-style="normal" officeooo:rsid="0028370f" officeooo:paragraph-rsid="0028370f" style:font-style-asian="normal" style:font-style-complex="normal"/>
    </style:style>
    <style:style style:name="P28" style:family="paragraph" style:parent-style-name="Standard">
      <style:text-properties fo:language="es" fo:country="AR" fo:font-style="normal" officeooo:rsid="00291737" officeooo:paragraph-rsid="00291737" style:font-style-asian="normal" style:font-style-complex="normal"/>
    </style:style>
    <style:style style:name="P29" style:family="paragraph" style:parent-style-name="Standard" style:list-style-name="L1">
      <style:text-properties fo:language="es" fo:country="AR" fo:font-style="normal" officeooo:rsid="002ab07c" officeooo:paragraph-rsid="002ab07c" style:font-style-asian="normal" style:font-style-complex="normal"/>
    </style:style>
    <style:style style:name="P30" style:family="paragraph" style:parent-style-name="Standard">
      <style:paragraph-properties fo:line-height="100%"/>
      <style:text-properties fo:language="es" fo:country="AR" officeooo:rsid="002f3878" officeooo:paragraph-rsid="002f3878"/>
    </style:style>
    <style:style style:name="P31" style:family="paragraph" style:parent-style-name="Standard" style:list-style-name="L1">
      <style:text-properties style:use-window-font-color="true" style:font-name="Liberation Serif" fo:font-size="12pt" fo:language="es" fo:country="AR" fo:font-style="normal" officeooo:rsid="002ab07c" officeooo:paragraph-rsid="002ab07c" style:letter-kerning="true" style:font-name-asian="FreeSans" style:font-size-asian="12pt" style:language-asian="hi" style:country-asian="IN" style:font-style-asian="normal" style:font-name-complex="Liberation Serif1" style:font-size-complex="12pt" style:font-style-complex="normal"/>
    </style:style>
    <style:style style:name="P32" style:family="paragraph" style:parent-style-name="Standard">
      <style:paragraph-properties fo:line-height="100%" fo:text-align="justify" style:justify-single-word="false"/>
      <style:text-properties officeooo:paragraph-rsid="002ea143"/>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background-color="#bcbcbc" loext:char-shading-value="0" style:font-style-asian="italic" style:font-style-complex="italic"/>
    </style:style>
    <style:style style:name="T5" style:family="text">
      <style:text-properties fo:font-style="italic" style:text-underline-style="none" officeooo:rsid="0016307d" fo:background-color="#bcbcbc" loext:char-shading-value="0" style:font-style-asian="italic" style:font-style-complex="italic"/>
    </style:style>
    <style:style style:name="T6" style:family="text">
      <style:text-properties style:use-window-font-color="true" style:font-name="Liberation Serif" fo:font-size="12pt" fo:language="es" fo:country="AR" officeooo:rsid="002ea143" style:letter-kerning="true" style:font-name-asian="FreeSans" style:font-size-asian="12pt" style:language-asian="hi" style:country-asian="IN" style:font-name-complex="Liberation Serif1" style:font-size-complex="12pt"/>
    </style:style>
    <style:style style:name="T7" style:family="text">
      <style:text-properties style:use-window-font-color="true" style:font-name="Liberation Serif" fo:font-size="12pt" fo:language="es" fo:country="AR" officeooo:rsid="002b3fc9" style:letter-kerning="true" style:font-name-asian="FreeSans" style:font-size-asian="12pt" style:language-asian="hi" style:country-asian="IN" style:font-name-complex="Liberation Serif1" style:font-size-complex="12pt"/>
    </style:style>
    <style:style style:name="T8" style:family="text">
      <style:text-properties style:use-window-font-color="true" style:font-name="Liberation Serif" fo:font-size="12pt" fo:language="es" fo:country="AR" officeooo:rsid="002eb0d0" style:letter-kerning="true" style:font-name-asian="FreeSans" style:font-size-asian="12pt" style:language-asian="hi" style:country-asian="IN" style:font-name-complex="Liberation Serif1" style:font-size-complex="12pt"/>
    </style:style>
    <style:style style:name="T9" style:family="text">
      <style:text-properties style:use-window-font-color="true" style:font-name="Liberation Serif" fo:font-size="12pt" fo:language="es" fo:country="AR" officeooo:rsid="002f1e9c" style:letter-kerning="true" style:font-name-asian="FreeSans" style:font-size-asian="12pt" style:language-asian="hi" style:country-asian="IN" style:font-name-complex="Liberation Serif1" style:font-size-complex="12pt"/>
    </style:style>
    <style:style style:name="T10" style:family="text">
      <style:text-properties style:use-window-font-color="true" style:font-name="Liberation Serif" fo:font-size="12pt" fo:font-style="italic" style:text-underline-style="none" officeooo:rsid="0017f513"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1" style:family="text">
      <style:text-properties style:use-window-font-color="true" style:font-name="Liberation Serif" fo:font-size="12pt" fo:font-style="italic" style:text-underline-style="none" officeooo:rsid="0016307d"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2" style:family="text">
      <style:text-properties style:use-window-font-color="true" style:font-name="Liberation Serif" fo:font-size="12pt" officeooo:rsid="00206c55" style:letter-kerning="true" style:font-name-asian="FreeSans" style:font-size-asian="12pt" style:language-asian="hi" style:country-asian="IN" style:font-name-complex="Liberation Serif1" style:font-size-complex="12pt"/>
    </style:style>
    <style:style style:name="T13" style:family="text">
      <style:text-properties style:use-window-font-color="true" style:font-name="Liberation Serif" fo:font-size="12pt" officeooo:rsid="002696e0" style:letter-kerning="true" style:font-name-asian="FreeSans" style:font-size-asian="12pt" style:language-asian="hi" style:country-asian="IN" style:font-name-complex="Liberation Serif1" style:font-size-complex="12pt"/>
    </style:style>
    <style:style style:name="T14" style:family="text">
      <style:text-properties style:use-window-font-color="true" style:font-name="Liberation Serif" fo:font-size="14pt" fo:font-style="italic" style:text-underline-style="none" officeooo:rsid="001b0dc1"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5" style:family="text">
      <style:text-properties style:use-window-font-color="true" style:font-name="Liberation Serif" fo:font-size="14pt" fo:font-style="italic" style:text-underline-style="none" officeooo:rsid="002696e0"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6" style:family="text">
      <style:text-properties officeooo:rsid="0017f513"/>
    </style:style>
    <style:style style:name="T17" style:family="text">
      <style:text-properties officeooo:rsid="001bd595"/>
    </style:style>
    <style:style style:name="T18" style:family="text">
      <style:text-properties officeooo:rsid="001ccc4e"/>
    </style:style>
    <style:style style:name="T19" style:family="text">
      <style:text-properties officeooo:rsid="001cec69"/>
    </style:style>
    <style:style style:name="T20" style:family="text">
      <style:text-properties officeooo:rsid="001e2d70"/>
    </style:style>
    <style:style style:name="T21" style:family="text">
      <style:text-properties officeooo:rsid="001f46a1"/>
    </style:style>
    <style:style style:name="T22" style:family="text">
      <style:text-properties officeooo:rsid="002696e0"/>
    </style:style>
    <style:style style:name="T23" style:family="text">
      <style:text-properties fo:language="es" fo:country="AR" officeooo:rsid="002b3fc9"/>
    </style:style>
    <style:style style:name="T24" style:family="text">
      <style:text-properties fo:language="es" fo:country="AR" officeooo:rsid="002b4a7d"/>
    </style:style>
    <style:style style:name="T25" style:family="text">
      <style:text-properties officeooo:rsid="0028370f"/>
    </style:style>
    <style:style style:name="T26" style:family="text">
      <style:text-properties officeooo:rsid="002ab07c"/>
    </style:style>
    <style:style style:name="T27" style:family="text">
      <style:text-properties officeooo:rsid="002f1e9c"/>
    </style:style>
    <style:style style:name="T28" style:family="text">
      <style:text-properties officeooo:rsid="002f387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3"/>
        <text:p text:style-name="P3"/>
        <text:p text:style-name="P3">Bahía Blanca, <text:span text:style-name="T5">fecha</text:span></text:p>
        <text:p text:style-name="P3"/>
        <text:p text:style-name="P3"/>
        <text:p text:style-name="P2">Señor Director Decano</text:p>
        <text:p text:style-name="P2">Departamento de Ciencias e Ingeniería de la Computación</text:p>
        <text:p text:style-name="P2">Dr. Marcelo A. Falappa</text:p>
        <text:p text:style-name="P2">S/D</text:p>
        <text:p text:style-name="P2"/>
        <text:p text:style-name="P4"/>
        <text:p text:style-name="P4"><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10">año</text:span> de l<text:span text:style-name="T16">a </text:span><text:span text:style-name="T11">carrera</text:span>.</text:p>
        <text:p text:style-name="P4"/>
        <text:p text:style-name="P4">Sin otro particular lo saluda atte.</text:p>
        <text:p text:style-name="P4"/>
        <text:p text:style-name="P4"/>
        <text:p text:style-name="P4"/>
        <text:p text:style-name="P1"><text:tab/><text:tab/><text:span text:style-name="T4">Nombre y apellido</text:span></text:p>
        <text:p text:style-name="P12"><text:tab/><text:tab/>L.U: ...</text:p>
        <text:p text:style-name="P12"><text:tab/><text:tab/>e-mail: ...</text:p>
      </text:section>
      <text:section text:style-name="Sect1" text:name="Section3">
        <text:p text:style-name="P16">Propuesta de Plan de Proyecto Final</text:p>
        <text:p text:style-name="P6"><text:span text:style-name="T15">Ingeniería</text:span><text:span text:style-name="T14"> en </text:span><text:span text:style-name="T15">Computación</text:span><text:span text:style-name="T1"> – Plan </text:span><text:span text:style-name="T14">2013</text:span></text:p>
        <text:p text:style-name="P13"/>
        <text:p text:style-name="P4"><text:span text:style-name="T2">Título/Tema</text:span>: <text:span text:style-name="T22">Implementación</text:span><text:span text:style-name="T17"> e </text:span><text:span text:style-name="T22">integración</text:span><text:span text:style-name="T17"> de </text:span><text:span text:style-name="T22">múltiples</text:span><text:span text:style-name="T17"> </text:span><text:span text:style-name="T22">métodos</text:span><text:span text:style-name="T17"> de preprocesado, </text:span><text:span text:style-name="T22">análisis</text:span><text:span text:style-name="T17"> y </text:span><text:span text:style-name="T22">comparación</text:span><text:span text:style-name="T17"> de huellas dactilares.</text:span></text:p>
        <text:p text:style-name="P4"><text:span text:style-name="T2">Área o Dominio de Aplicación:</text:span> <text:span text:style-name="T18">Procesamiento de </text:span><text:span text:style-name="T22">Imágenes</text:span><text:span text:style-name="T18">, </text:span><text:span text:style-name="T22">Visión</text:span><text:span text:style-name="T18"> por Computadora.</text:span></text:p>
        <text:p text:style-name="P7"><text:span text:style-name="T2">Alumno</text:span>: <text:span text:style-name="T19">Nicolas Landau.</text:span></text:p>
        <text:p text:style-name="P4"><text:span text:style-name="T2">Director</text:span>: …</text:p>
        <text:p text:style-name="P8"><text:span text:style-name="T3">Co-director</text:span>: …</text:p>
        <text:p text:style-name="P8"><text:span text:style-name="T3">Auxiliar colaborador</text:span>: …</text:p>
        <text:p text:style-name="P4"/>
        <text:p text:style-name="P4"/>
        <text:p text:style-name="P15">Introducción</text:p>
        <text:p text:style-name="Standard"><text:span text:style-name="T20">El </text:span><text:span text:style-name="T22">análisis</text:span><text:span text:style-name="T20"> de huellas dactilares es un </text:span><text:span text:style-name="T13">método</text:span><text:span text:style-name="T20"> de </text:span><text:span text:style-name="T22">identificación</text:span><text:span text:style-name="T20"> biom</text:span><text:span text:style-name="T13">é</text:span><text:span text:style-name="T20">trico ampliamente utilizado en todo el mundo. </text:span><text:span text:style-name="T21">Desde identificar un criminal a desbloquear un </text:span><text:span text:style-name="T22">teléfono</text:span><text:span text:style-name="T21">, los requisitos de efectividad y velocidad son variadas y por eso existen numerosos </text:span><text:span text:style-name="T22">métodos</text:span><text:span text:style-name="T21"> para solucionar cada una de las etapas necesarias para describir y anali</text:span><text:span text:style-name="T12">z</text:span><text:span text:style-name="T21">ar huellas dactilares, </text:span><text:span text:style-name="T25">cada cual con sus ventajas y desventajas. La idea de este proyecto es implementar e integrar varios de estos métodos en una misma aplicación, con la finalidad de que el usuario pueda probar distintas configuraciones y elegir la mas adecuada. A su vez, una vez configurada, la aplicación puede ser utilizada como sistema de ingreso, verificación e identificación de huellas dactilares.</text:span><text:span text:style-name="T26"> </text:span></text:p>
        <text:p text:style-name="P4"/>
        <text:p text:style-name="P15">Objetivos</text:p>
        <text:p text:style-name="P27">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28">En particular, sera necesario:</text:p>
        <text:list xml:id="list455074040" text:style-name="L1">
          <text:list-item>
            <text:p text:style-name="P29">Elegir las herramientas.</text:p>
          </text:list-item>
          <text:list-item>
            <text:p text:style-name="P29">Configurar el entorno de desarrollo.</text:p>
          </text:list-item>
          <text:list-item>
            <text:p text:style-name="P29">Conseguir huellas de muestra.</text:p>
          </text:list-item>
          <text:list-item>
            <text:p text:style-name="P29">Diseñar e implementar la interfaz de usuario.</text:p>
          </text:list-item>
          <text:list-item>
            <text:p text:style-name="P31">Implementación de modulo de preprocesado de huellas.</text:p>
          </text:list-item>
          <text:list-item>
            <text:p text:style-name="P31">Implementación de modulo de análisis de huellas.</text:p>
          </text:list-item>
          <text:list-item>
            <text:p text:style-name="P31">Implementación de modulo de comparación de huellas.</text:p>
          </text:list-item>
          <text:list-item>
            <text:p text:style-name="P31">Integrar una base de datos.</text:p>
          </text:list-item>
          <text:list-item>
            <text:p text:style-name="P31">Incorporación de métodos alternativos a los módulos.</text:p>
          </text:list-item>
        </text:list>
        <text:p text:style-name="P26"/>
        <text:p text:style-name="P25"/>
        <text:p text:style-name="P15">Metodología a emplear</text:p>
        <text:p text:style-name="P32"><text:span text:style-name="T23">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24">programación</text:span><text:span text:style-name="T23">, </text:span><text:span text:style-name="T24">librerías</text:span><text:span text:style-name="T23"> adicionales, frameworks, IDE, control de </text:span><text:span text:style-name="T24">versión</text:span><text:span text:style-name="T23">, </text:span><text:span text:style-name="T24">etc. </text:span><text:span text:style-name="T6">Lo siguiente es </text:span><text:span text:style-name="T8">diseñar la solución, la misma sera de la manera mas modular posible, para maximizar la extensibilidad y minimizar la deuda técnica. <text:s/>Lo siguiente es tener una primera versión del programa en funcionamiento, p</text:span><text:span text:style-name="T6">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huellas que se ingresan. </text:span><text:span text:style-name="T9">Una vez que contamos con una versión en funcionamiento, se procede a incorporar nuevos métodos, para esto es necesario</text:span><text:span text:style-name="T6"> investigar distintos método</text:span><text:span text:style-name="T9">s</text:span><text:span text:style-name="T6"> posibles para cada </text:span><text:soft-page-break/><text:span text:style-name="T6">uno de los módulos, implementarlos e incorporarlos. Se documentara el código paralelamente al desarrollo de la aplicación y se realizaran refactorizaci</text:span><text:span text:style-name="T7">ó</text:span><text:span text:style-name="T6">nes si</text:span><text:span text:style-name="T8">empre que sea necesario.</text:span></text:p>
        <text:p text:style-name="P4"/>
        <text:p text:style-name="P4"/>
        <text:p text:style-name="P15">Actividades y Cronograma Tentativo</text:p>
        <text:p text:style-name="P17"/>
        <text:p text:style-name="P17">Para el desarrollo del Proyecto Final propuesto se prevén las siguientes actividades y estimaciones de tiempo:</text:p>
        <text:p text:style-name="P24">A1: Estudio del problema y planteo de <text:span text:style-name="T28">solución.</text:span></text:p>
        <text:p text:style-name="P24">A2: <text:span text:style-name="T28">Evaluación</text:span> y <text:span text:style-name="T28">elección</text:span> de herramientas.</text:p>
        <text:p text:style-name="P24">A3: <text:span text:style-name="T28">Obtención</text:span> de huellas.</text:p>
        <text:p text:style-name="P24">A4: Diseño e <text:span text:style-name="T28">implementación</text:span> de GUI.</text:p>
        <text:p text:style-name="P24">A5: Diseño de <text:span text:style-name="T28">módulos</text:span> de preprocesado, <text:span text:style-name="T28">análisis</text:span> y <text:span text:style-name="T28">comparación.</text:span></text:p>
        <text:p text:style-name="P24">A6: Implementación e incorporación del algoritmo de esqueletizado de Zhang-Suen al modulo de preprocesado.</text:p>
        <text:p text:style-name="P24">A7: Incorporación de método Harris para detección de keypoints y ORB para extracción de features al modulo de análisis.</text:p>
        <text:p text:style-name="P24">A8: Incorporación de método BruteForce para obtención de matches al modulo de comparación.</text:p>
        <text:p text:style-name="P24">A9: Integración de base de datos.</text:p>
        <text:p text:style-name="P24">A10: Implementación e incorporación de método de mejora de huellas mediante filtros de Gabor al modulo de preprocesado.</text:p>
        <text:p text:style-name="P24">A11: Implementación e incorporación de métodos adicionales de esqueletizado (Guo-Hall y Morfológico)</text:p>
        <text:p text:style-name="P30">A12:</text:p>
        <text:p text:style-name="P2"/>
        <text:p text:style-name="P10">Hacer un cronograma por semanas. Lo esperable es que el proyecto final se realice en el lapso de un cuatrimestre, por lo que estaría bien estimar 16 semanas.</text:p>
        <text:p text:style-name="P9"/>
        <table:table table:name="Table1" table:style-name="Table1">
          <table:table-column table:style-name="Table1.A"/>
          <table:table-column table:style-name="Table1.B" table:number-columns-repeated="3"/>
          <table:table-column table:style-name="Table1.E"/>
          <table:table-column table:style-name="Table1.B"/>
          <table:table-column table:style-name="Table1.E"/>
          <table:table-column table:style-name="Table1.B"/>
          <table:table-column table:style-name="Table1.E"/>
          <table:table-column table:style-name="Table1.A"/>
          <table:table-column table:style-name="Table1.B"/>
          <table:table-column table:style-name="Table1.E"/>
          <table:table-column table:style-name="Table1.B"/>
          <table:table-column table:style-name="Table1.E"/>
          <table:table-column table:style-name="Table1.B"/>
          <table:table-column table:style-name="Table1.E"/>
          <table:table-column table:style-name="Table1.B"/>
          <table:table-column table:style-name="Table1.R"/>
          <table:table-row>
            <table:table-cell table:style-name="Table1.A1" office:value-type="string">
              <text:p text:style-name="P20"/>
            </table:table-cell>
            <table:table-cell table:style-name="Table1.A1" office:value-type="string">
              <text:p text:style-name="P20"/>
            </table:table-cell>
            <table:table-cell table:style-name="Table1.C1" table:number-columns-spanned="16" office:value-type="string">
              <text:p text:style-name="P21">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20"/>
            </table:table-cell>
            <table:table-cell table:style-name="Table1.A1" office:value-type="string">
              <text:p text:style-name="P20"/>
            </table:table-cell>
            <table:table-cell table:style-name="Table1.C2" office:value-type="string">
              <text:p text:style-name="P20">1</text:p>
            </table:table-cell>
            <table:table-cell table:style-name="Table1.C2" office:value-type="string">
              <text:p text:style-name="P20">2</text:p>
            </table:table-cell>
            <table:table-cell table:style-name="Table1.C2" office:value-type="string">
              <text:p text:style-name="P20">3</text:p>
            </table:table-cell>
            <table:table-cell table:style-name="Table1.C2" office:value-type="string">
              <text:p text:style-name="P20">4</text:p>
            </table:table-cell>
            <table:table-cell table:style-name="Table1.C2" office:value-type="string">
              <text:p text:style-name="P20">5</text:p>
            </table:table-cell>
            <table:table-cell table:style-name="Table1.C2" office:value-type="string">
              <text:p text:style-name="P20">6</text:p>
            </table:table-cell>
            <table:table-cell table:style-name="Table1.C2" office:value-type="string">
              <text:p text:style-name="P20">7</text:p>
            </table:table-cell>
            <table:table-cell table:style-name="Table1.C2" office:value-type="string">
              <text:p text:style-name="P20">8</text:p>
            </table:table-cell>
            <table:table-cell table:style-name="Table1.C2" office:value-type="string">
              <text:p text:style-name="P20">9</text:p>
            </table:table-cell>
            <table:table-cell table:style-name="Table1.C2" office:value-type="string">
              <text:p text:style-name="P20">10</text:p>
            </table:table-cell>
            <table:table-cell table:style-name="Table1.C2" office:value-type="string">
              <text:p text:style-name="P20">11</text:p>
            </table:table-cell>
            <table:table-cell table:style-name="Table1.C2" office:value-type="string">
              <text:p text:style-name="P20">12</text:p>
            </table:table-cell>
            <table:table-cell table:style-name="Table1.C2" office:value-type="string">
              <text:p text:style-name="P20">13</text:p>
            </table:table-cell>
            <table:table-cell table:style-name="Table1.C2" office:value-type="string">
              <text:p text:style-name="P20">14</text:p>
            </table:table-cell>
            <table:table-cell table:style-name="Table1.C2" office:value-type="string">
              <text:p text:style-name="P20">15</text:p>
            </table:table-cell>
            <table:table-cell table:style-name="Table1.R2" office:value-type="string">
              <text:p text:style-name="P20">16</text:p>
            </table:table-cell>
          </table:table-row>
          <table:table-row>
            <table:table-cell table:style-name="Table1.C2" table:number-rows-spanned="5" office:value-type="string">
              <text:p text:style-name="P22">Acti</text:p>
              <text:p text:style-name="P22">vidades</text:p>
            </table:table-cell>
            <table:table-cell table:style-name="Table1.C1" office:value-type="string">
              <text:p text:style-name="P20">A1</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R2" office:value-type="string">
              <text:p text:style-name="P19"/>
            </table:table-cell>
          </table:table-row>
          <table:table-row>
            <table:covered-table-cell/>
            <table:table-cell table:style-name="Table1.C2" office:value-type="string">
              <text:p text:style-name="P20">A2</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22">x</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R2" office:value-type="string">
              <text:p text:style-name="P19"/>
            </table:table-cell>
          </table:table-row>
          <table:table-row>
            <table:covered-table-cell/>
            <table:table-cell table:style-name="Table1.C2" office:value-type="string">
              <text:p text:style-name="P20">A3</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R2" office:value-type="string">
              <text:p text:style-name="P19"/>
            </table:table-cell>
          </table:table-row>
          <table:table-row>
            <table:covered-table-cell/>
            <table:table-cell table:style-name="Table1.C2" office:value-type="string">
              <text:p text:style-name="P20">A4</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19"/>
            </table:table-cell>
            <table:table-cell table:style-name="Table1.C2" office:value-type="string">
              <text:p text:style-name="P19"/>
            </table:table-cell>
            <table:table-cell table:style-name="Table1.R2" office:value-type="string">
              <text:p text:style-name="P19"/>
            </table:table-cell>
          </table:table-row>
          <table:table-row>
            <table:covered-table-cell/>
            <table:table-cell table:style-name="Table1.C2" office:value-type="string">
              <text:p text:style-name="P20">A5</text:p>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19"/>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C2" office:value-type="string">
              <text:p text:style-name="P22"/>
            </table:table-cell>
            <table:table-cell table:style-name="Table1.R2" office:value-type="string">
              <text:p text:style-name="P22"/>
            </table:table-cell>
          </table:table-row>
        </table:table>
        <text:p text:style-name="P9"/>
        <text:p text:style-name="P5"/>
        <text:p text:style-name="P17">Paralelamente al desarrollo de estas actividades se procederá a la preparación del Informe correspondiente al Proyecto Final.</text:p>
        <text:p text:style-name="P17"/>
        <text:p text:style-name="P15">Vinculación con Proyectos de Investigación del DCIC</text:p>
        <text:p text:style-name="P14"/>
        <text:p text:style-name="P18">Indicar si la propuesta se encuentra vinculada a algún proyecto de investigación del DCIC. Esto es algo que el director debe informar.</text:p>
        <text:p text:style-name="P4"/>
        <text:p text:style-name="P4"/>
        <text:p text:style-name="P4"/>
        <text:p text:style-name="P4"><text:soft-page-break/></text:p>
        <text:p text:style-name="P11">Firma de los involucrados</text:p>
        <text:p text:style-name="P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light, sans-serif"/>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65in" loext: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in" fo:margin-bottom="0.0965in" loext:contextual-spacing="false" fo:line-height="120%"/>
    </style:style>
    <style:style style:name="Caption" style:family="paragraph" style:parent-style-name="Standard" style:default-outline-level="" style:class="extra">
      <style:paragraph-properties fo:margin-top="0.0827in" fo:margin-bottom="0.0827in" loext: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27in" loext:contextual-spacing="false" fo:orphans="0" fo:widows="0" fo:text-indent="0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1.1in"/>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1in" fo:margin-right="0in" fo:text-indent="-0.2984in"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1.5in" fo:margin-right="0in" fo:text-indent="-0.2984in"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2in" fo:margin-right="0in" fo:text-indent="-0.2984in"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1665in" fo:margin-bottom="0.0827in" loext:contextual-spacing="false" fo:text-align="center" style:justify-single-word="false" fo:orphans="0" fo:widows="0"/>
      <style:text-properties style:use-window-font-color="true"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2in" fo:margin-right="0in" fo:text-indent="-0.2in"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1.1in"/>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1-07T04:41:28.257500018</dc:date>
    <meta:editing-duration>PT1H33M12S</meta:editing-duration>
    <meta:editing-cycles>23</meta:editing-cycles>
    <meta:document-statistic meta:table-count="1" meta:image-count="0" meta:object-count="0" meta:page-count="4" meta:paragraph-count="88" meta:word-count="813" meta:character-count="5185" meta:non-whitespace-character-count="4459"/>
  </office:meta>
</office:document-meta>
</file>